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EXCELENTÍSSIMO SENHOR DESEMBARGADOR VICE-PRESIDENTE DO TRIBUNAL DE JUSTIÇA DO ESTADO DE GOIÁS</text:p>
      <text:p>Contrarrazões nº XXXX/2025
Recurso RESP nos Apelação Criminal nº 0119841-30.2017.8.09.0175
Recorrente: GUILHERME JÚNIOR DA SILVA CAMARGO
Recorrido: Ministério Público do Estado de Goiás</text:p>
      <text:p>O Ministério Público do Estado de Goiás, por meio deste a ser preenchido, vem apresentar suas
CONTRARRAZÕES AO RECURSO ESPECIAL
interposto por GUILHERME JÚNIOR DA SILVA CAMARGO, com fundamento no artigo 1.030 do Código de Processo Civil c/c o artigo 3º do Código de Processo Penal, requerendo que sejam recebidas e regularmente processadas, conforme adiante aduzido.</text:p>
      <text:p>Goiânia, 14 de May de 2025.</text:p>
      <text:p>Promotor(a) de Justiça
COMPLEMENTO_CARGO_PROMOTOR
INFO_DELEGACAO_PROMOTOR</text:p>
      <text:p>CONTRARRAZÕES AO RECURSO ESPECIAL</text:p>
      <text:p>Excelentíssimo Superior Tribunal de Justiça,</text:p>
      <text:p>GUILHERME JÚNIOR DA SILVA CAMARGO, já qualificado(a) nos autos em epígrafe, inconformado(a) com o v. Acórdão dos eventos n.º 193 e 217, interpôs o presente Recurso Especial, com fundamento no artigo a ser preenchido.</text:p>
      <text:p>RESUMO_PARA_A_PECA</text:p>
      <text:p>É o sucinto relatório.</text:p>
      <text:p>DO MÉRITO RECURSAL</text:p>
      <text:p>No que tange à tese de ilicitude da prova obtida em busca domiciliar, verifica-se que o recurso especial não merece prosperar. A jurisprudência do Superior Tribunal de Justiça é pacífica no sentido de que a busca domiciliar realizada com base em fundadas razões, como no caso em tela, não configura ilicitude.  A prova colhida em juízo, inclusive os depoimentos das vítimas e testemunhas, corroboram a narrativa policial e demonstram a materialidade e autoria do crime.  A simples alegação de ilicitude probatória, sem demonstração concreta de vício na obtenção da prova, não é suficiente para a anulação do acórdão recorrido.</text:p>
      <text:p>Quanto à alegada ausência de comprovação do exercício de atividade comercial para configuração da receptação qualificada, observa-se que o recorrente não apresenta argumentos novos ou relevantes que justifiquem a reforma do acórdão.  O Tribunal de Justiça de Goiás, com base nas provas apresentadas, concluiu pela existência de indícios suficientes para a configuração do crime de receptação qualificada.  Reexaminar essa conclusão demandaria o revolvimento do conjunto probatório, o que é vedado em recurso especial, conforme a Súmula 7 do STJ.</text:p>
      <text:p>Por fim, a alegação de inexistência de dolo na conduta do recorrente também não encontra amparo na legislação e na jurisprudência. O acórdão recorrido, de forma fundamentada, concluiu pela existência de dolo, considerando o contexto fático e probatório dos autos.  Novamente, a pretensão de simples reexame de prova não enseja recurso especial.</text:p>
      <text:p>DA CONCLUSÃO</text:p>
      <text:p>Ex positis, o Ministério Público do Estado de Goiás requer o não conhecimento do presente recurso e, caso conhecido, o seu total desprovimento, mantendo-se integralmente o v. acórdão recorrido por seus próprios e jurídicos fundamentos.</text:p>
      <text:p>Goiânia, 14 de May de 2025.</text:p>
      <text:p>Promotor(a) de Justiça
COMPLEMENTO_CARGO_PROMOTOR
INFO_DELEGACAO_PROMOTOR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